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ontrolieri</text:p>
          </table:table-cell>
          <table:table-cell/>
        </table:table-row>
        <table:table-row table:style-name="ro1">
          <table:table-cell office:value-type="string" calcext:value-type="string">
            <text:p>AccountController.ph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thController.ph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aseController.ph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mmentController.ph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rosswordController.ph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avoriteController.ph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omeController.ph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uageController.ph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erationController.ph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aveController.php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gController.ph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Modeļi</text:p>
          </table:table-cell>
          <table:table-cell/>
        </table:table-row>
        <table:table-row table:style-name="ro1">
          <table:table-cell table:style-name="ce2" office:value-type="string" calcext:value-type="string">
            <text:p>CommentModel.ph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mmentReportModel.ph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osswordModel.ph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osswordReportModel.ph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veModel.ph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agModel.php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Model.php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Skati</text:p>
          </table:table-cell>
          <table:table-cell/>
        </table:table-row>
        <table:table-row table:style-name="ro1">
          <table:table-cell office:value-type="string" calcext:value-type="string">
            <text:p>auth/forgot_password.ph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th/login.ph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uth/register.ph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h/reset_password.ph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ossword/editor.ph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rossword/list.ph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ossword/page.php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ccount.ph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se.ph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ment_moderation.ph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ossword_moderation.ph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oter.ph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der.ph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ome.ph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uage.ph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deration.ph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t_found.p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ves.ph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gs.p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r_moderation.ph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Ceļu definēš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Priekšgalsistēmas kods</text:p>
          </table:table-cell>
          <table:table-cell/>
        </table:table-row>
        <table:table-row table:style-name="ro1">
          <table:table-cell office:value-type="string" calcext:value-type="string">
            <text:p>account.j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mment.j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mment_moderation.j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rossword_moderation.j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ditor.j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favorite.j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yer.js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ce2" office:value-type="string" calcext:value-type="string">
            <text:p>print.j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ort.j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ve.j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ves.j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arch.j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r_moderation.j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Kopā</text:p>
          </table:table-cell>
          <table:table-cell table:formula="of:=SUM([.B1:.B56])" office:value-type="float" office:value="3025" calcext:value-type="float">
            <text:p>3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27:09.637552357</meta:creation-date>
    <dc:date>2024-01-05T21:59:17.045038541</dc:date>
    <meta:editing-duration>PT13M30S</meta:editing-duration>
    <meta:editing-cycles>2</meta:editing-cycles>
    <meta:generator>LibreOffice/7.3.7.2$Linux_X86_64 LibreOffice_project/30$Build-2</meta:generator>
    <meta:document-statistic meta:table-count="1" meta:cell-count="110" meta:object-count="0"/>
  </office:meta>
</office:document-meta>
</file>